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Nimbus Sans" fo:font-size="14pt" fo:font-weight="bold" officeooo:rsid="001101b7" officeooo:paragraph-rsid="001101b7" style:font-size-asian="12.25pt" style:font-weight-asian="bold" style:font-size-complex="14pt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2pt" style:font-weight-asian="normal" style:font-size-complex="12pt" style:font-weight-complex="normal"/>
    </style:style>
    <style:style style:name="P3" style:family="paragraph" style:parent-style-name="Standard" style:list-style-name="L4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0.5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0.5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0.5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0.5pt" style:font-weight-asian="normal" style:font-size-complex="12pt" style:font-weight-complex="normal"/>
    </style:style>
    <style:style style:name="P11" style:family="paragraph" style:parent-style-name="Standard" style:list-style-name="L8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0.5pt" style:font-weight-asian="normal" style:font-size-complex="12pt" style:font-weight-complex="normal"/>
    </style:style>
    <style:style style:name="P12" style:family="paragraph" style:parent-style-name="Standard" style:list-style-name="L9">
      <style:paragraph-properties fo:text-align="justify" style:justify-single-word="false"/>
      <style:text-properties fo:color="#c9211e" loext:opacity="100%" style:font-name="Nimbus Sans" fo:font-size="12pt" fo:font-weight="normal" officeooo:rsid="001101b7" officeooo:paragraph-rsid="001101b7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SOAIS</text:p>
      <text:p text:style-name="P1"/>
      <text:p text:style-name="P1"/>
      <text:list xml:id="list3943398000" text:style-name="L2">
        <text:list-item>
          <text:p text:style-name="P2">Músicas e Poesias</text:p>
        </text:list-item>
      </text:list>
      <text:p text:style-name="P4"/>
      <text:list xml:id="list1436386121" text:style-name="L4">
        <text:list-item>
          <text:p text:style-name="P3">Escrever um pequeno verso</text:p>
        </text:list-item>
        <text:list-item>
          <text:p text:style-name="P3">Fazer uma estrofe inteira</text:p>
        </text:list-item>
        <text:list-item>
          <text:p text:style-name="P3">Fazer estrofes com métrica e musicalidade</text:p>
        </text:list-item>
      </text:list>
      <text:p text:style-name="P4"/>
      <text:list xml:id="list210948104654757" text:continue-list="list3943398000" text:style-name="L2">
        <text:list-item>
          <text:p text:style-name="P5">Time amador de basquete</text:p>
        </text:list-item>
      </text:list>
      <text:p text:style-name="P7"/>
      <text:list xml:id="list3856312614" text:style-name="L5">
        <text:list-item>
          <text:p text:style-name="P8">Treinar uma vez na semana</text:p>
        </text:list-item>
        <text:list-item>
          <text:p text:style-name="P8">Adquirir hábito de treino 3x na semana</text:p>
        </text:list-item>
        <text:list-item>
          <text:p text:style-name="P8">Praticar pliometria</text:p>
        </text:list-item>
      </text:list>
      <text:p text:style-name="P7"/>
      <text:list xml:id="list210948805659619" text:continue-list="list210948104654757" text:style-name="L2">
        <text:list-item>
          <text:p text:style-name="P5">Auxiliar a mãe e família financeiramente</text:p>
        </text:list-item>
      </text:list>
      <text:p text:style-name="P7"/>
      <text:list xml:id="list3623351165" text:style-name="L6">
        <text:list-item>
          <text:p text:style-name="P9">Me manter estudando e adquirindo conhecimento</text:p>
        </text:list-item>
        <text:list-item>
          <text:p text:style-name="P9">Ser efetivado</text:p>
        </text:list-item>
        <text:list-item>
          <text:p text:style-name="P9">Me tornar algum empresário de sucesso</text:p>
        </text:list-item>
      </text:list>
      <text:p text:style-name="P7"/>
      <text:p text:style-name="P7"/>
      <text:p text:style-name="P1">PROFISSIONAIS</text:p>
      <text:p text:style-name="P1"/>
      <text:list xml:id="list3049940549" text:style-name="L3">
        <text:list-item>
          <text:p text:style-name="P6">Ser efetivado</text:p>
        </text:list-item>
      </text:list>
      <text:p text:style-name="P7"/>
      <text:list xml:id="list3599559891" text:style-name="L7">
        <text:list-item>
          <text:p text:style-name="P10">Mostrar serviço de qualidade</text:p>
        </text:list-item>
        <text:list-item>
          <text:p text:style-name="P10">Realizar entregas nos prazos</text:p>
        </text:list-item>
        <text:list-item>
          <text:p text:style-name="P10">Mostrar proatividade e comprometimento</text:p>
        </text:list-item>
      </text:list>
      <text:p text:style-name="P7"/>
      <text:list xml:id="list210948946289876" text:continue-list="list3049940549" text:style-name="L3">
        <text:list-item>
          <text:p text:style-name="P6">Me tornar Sênior</text:p>
        </text:list-item>
      </text:list>
      <text:p text:style-name="P7"/>
      <text:list xml:id="list1595638671" text:style-name="L8">
        <text:list-item>
          <text:p text:style-name="P11">Não me manter confortável na minha questão de conhecimento</text:p>
        </text:list-item>
        <text:list-item>
          <text:p text:style-name="P11">Ajudar os outros para também ter troca de conhecimento</text:p>
        </text:list-item>
      </text:list>
      <text:p text:style-name="P7"/>
      <text:list xml:id="list210949669277416" text:continue-list="list210948946289876" text:style-name="L3">
        <text:list-item>
          <text:p text:style-name="P6">Empresário</text:p>
        </text:list-item>
      </text:list>
      <text:list xml:id="list2650559563" text:style-name="L9">
        <text:list-item>
          <text:p text:style-name="P12">Ser estável financeiramente</text:p>
        </text:list-item>
        <text:list-item>
          <text:p text:style-name="P12">Me manter estudando empreendedorismo</text:p>
        </text:list-item>
        <text:list-item>
          <text:p text:style-name="P12">Efetuar bons investimento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20:56:50.552218353</meta:creation-date>
    <dc:date>2023-03-29T21:09:47.649327403</dc:date>
    <meta:editing-duration>PT7S</meta:editing-duration>
    <meta:editing-cycles>1</meta:editing-cycles>
    <meta:document-statistic meta:table-count="0" meta:image-count="0" meta:object-count="0" meta:page-count="1" meta:paragraph-count="25" meta:word-count="126" meta:character-count="743" meta:non-whitespace-character-count="665"/>
    <meta:generator>LibreOffice/7.3.7.2$Linux_X86_64 LibreOffice_project/30$Build-2</meta:generator>
  </office:meta>
</office:document-meta>
</file>